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c48da" officeooo:paragraph-rsid="001b3096"/>
    </style:style>
    <style:style style:name="P2" style:family="paragraph" style:parent-style-name="Standard">
      <style:text-properties style:font-name="Arial" officeooo:rsid="001f6951" officeooo:paragraph-rsid="001f6951"/>
    </style:style>
    <style:style style:name="P3" style:family="paragraph" style:parent-style-name="Standard">
      <style:text-properties style:font-name="Arial" officeooo:rsid="001ff5dd" officeooo:paragraph-rsid="001ff5dd"/>
    </style:style>
    <style:style style:name="P4" style:family="paragraph" style:parent-style-name="Standard">
      <style:text-properties style:font-name="Arial" officeooo:rsid="0021512d" officeooo:paragraph-rsid="0021512d"/>
    </style:style>
    <style:style style:name="P5" style:family="paragraph" style:parent-style-name="Header">
      <style:text-properties officeooo:rsid="001b3096" officeooo:paragraph-rsid="001b3096"/>
    </style:style>
    <style:style style:name="T1" style:family="text">
      <style:text-properties officeooo:rsid="001d74ca"/>
    </style:style>
    <style:style style:name="T2" style:family="text">
      <style:text-properties officeooo:rsid="001ff5dd"/>
    </style:style>
    <style:style style:name="T3" style:family="text">
      <style:text-properties officeooo:rsid="002178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nsport is a major issue with former refugees. Bus costs are very expensive. <text:span text:style-name="T2">Owning a car and procuring a license is a bigger hassle than necessary. A suggested idea was a volunteer service, where a volunteer or volunteers would drive those needing transport to where they needed to go. Fitting this into our website would be ill-advised however, as the website would need more constant updating if we were to follow through with this.</text:span></text:p>
      <text:p text:style-name="P2"/>
      <text:p text:style-name="P4">A solution to this is using the website <text:a xlink:type="simple" xlink:href="https://www.neighbourly.co.nz/" text:style-name="Internet_20_link" text:visited-style-name="Visited_20_Internet_20_Link">https://www.neighbourly.co.nz/</text:a>. Neighbourly is a social media type website, where neighbourhoods are encouraged to communicate with each other. This would also solve a communication issue between hosts and other former refugee families. <text:span text:style-name="T3">This can also be easily linked back to the website for ease of access. </text:span>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3096" officeooo:paragraph-rsid="001b309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eport: Michael Roberts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8T10:03:38.173000000</meta:creation-date>
    <dc:date>2017-05-29T19:58:19.456000000</dc:date>
    <meta:editing-duration>PT53M10S</meta:editing-duration>
    <meta:editing-cycles>3</meta:editing-cycles>
    <meta:generator>LibreOffice/5.3.2.2$Windows_X86_64 LibreOffice_project/6cd4f1ef626f15116896b1d8e1398b56da0d0ee1</meta:generator>
    <meta:document-statistic meta:table-count="0" meta:image-count="0" meta:object-count="0" meta:page-count="1" meta:paragraph-count="4" meta:word-count="130" meta:character-count="811" meta:non-whitespace-character-count="682"/>
  </office:meta>
</office:document-meta>
</file>